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457in"/>
    </style:style>
    <style:style style:name="co2" style:family="table-column">
      <style:table-column-properties fo:break-before="auto" style:column-width="6.6484in"/>
    </style:style>
    <style:style style:name="co3" style:family="table-column">
      <style:table-column-properties fo:break-before="auto" style:column-width="4.1957in"/>
    </style:style>
    <style:style style:name="co4" style:family="table-column">
      <style:table-column-properties fo:break-before="auto" style:column-width="1.1126in"/>
    </style:style>
    <style:style style:name="co5" style:family="table-column">
      <style:table-column-properties fo:break-before="auto" style:column-width="2.4228in"/>
    </style:style>
    <style:style style:name="co6" style:family="table-column">
      <style:table-column-properties fo:break-before="auto" style:column-width="10.1764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8811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0.4189in"/>
    </style:style>
    <style:style style:name="co11" style:family="table-column">
      <style:table-column-properties fo:break-before="auto" style:column-width="1.9709in"/>
    </style:style>
    <style:style style:name="co12" style:family="table-column">
      <style:table-column-properties fo:break-before="auto" style:column-width="3.270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Análisis_20_Cualitativo">
      <style:table-properties table:display="true" style:writing-mode="lr-tb"/>
    </style:style>
    <style:style style:name="ta2" style:family="table" style:master-page-name="PageStyle_5f_Análisis_20_Cuantitativo">
      <style:table-properties table:display="true" style:writing-mode="lr-tb"/>
    </style:style>
    <style:style style:name="ta3" style:family="table" style:master-page-name="PageStyle_5f_Viabilidad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a853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34a853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is-true-formula(LEN(TRIM([.B44]))&gt;0)" style:apply-style-name="ConditionalStyle_5f_1" style:base-cell-address="'Análisis Cuantitativo'.B44"/>
    </style:style>
    <style:style style:name="ce9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34a85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/>
      </style:table-cell-properties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=&quot;Aceptable&quot;" style:apply-style-name="ConditionalStyle_5f_1" style:base-cell-address="Viabilidad.E2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  <style:map style:condition="cell-content()=&quot;Aceptable&quot;" style:apply-style-name="ConditionalStyle_5f_1" style:base-cell-address="Viabilidad.E3"/>
    </style:style>
    <style:style style:name="ce2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  <style:map style:condition="cell-content()&gt;&quot;80%&quot;" style:apply-style-name="ConditionalStyle_5f_1" style:base-cell-address="Viabilidad.F2"/>
      <style:map style:condition="cell-content()&gt;=&quot;70%&quot;" style:apply-style-name="ConditionalStyle_5f_2" style:base-cell-address="Viabilidad.F2"/>
      <style:map style:condition="cell-content()&lt;&quot;70%&quot;" style:apply-style-name="ConditionalStyle_5f_3" style:base-cell-address="Viabilidad.F2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&quot;80%&quot;" style:apply-style-name="ConditionalStyle_5f_1" style:base-cell-address="Viabilidad.F2"/>
      <style:map style:condition="cell-content()&gt;=&quot;70%&quot;" style:apply-style-name="ConditionalStyle_5f_2" style:base-cell-address="Viabilidad.F2"/>
      <style:map style:condition="cell-content()&lt;&quot;70%&quot;" style:apply-style-name="ConditionalStyle_5f_3" style:base-cell-address="Viabilidad.F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iabilidad.$A$2:.$A$4])" table:allow-empty-cell="true" table:display-list="unsorted" table:base-cell-address="Viabilidad.C2">
          <table:help-message table:display="true">
            <text:p>Debes seleccionar una opción y esta se verá reflejada en el resultado final del análisis.</text:p>
          </table:help-message>
        </table:content-validation>
      </table:content-validations>
      <table:table table:name="Análisis Cualitativ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nsigna</text:p>
          </table:table-cell>
          <table:table-cell table:style-name="ce1" office:value-type="string" calcext:value-type="string">
            <text:p>Respuesta</text:p>
          </table:table-cell>
          <table:table-cell table:style-name="ce4" table:number-columns-repeated="24"/>
          <table:table-cell table:number-columns-repeated="16357"/>
        </table:table-row>
        <table:table-row table:style-name="ro2">
          <table:table-cell table:style-name="ce2" office:value-type="string" calcext:value-type="string">
            <text:p>Sobre tu Negocio</text:p>
          </table:table-cell>
          <table:table-cell table:style-name="ce5" office:value-type="string" calcext:value-type="string">
            <text:p>Describe cómo funciona actualmente tu negocio, cuál es tu proceso de venta y cuáles son los puntos diferenciales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2">
          <table:table-cell table:style-name="ce2" office:value-type="string" calcext:value-type="string">
            <text:p>Sobre tus Productos</text:p>
          </table:table-cell>
          <table:table-cell table:style-name="ce5" office:value-type="string" calcext:value-type="string">
            <text:p>Describe si tus productos son físicos o digitales, si tienen variantes y cuál es la forma de catalogación de los mismos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2">
          <table:table-cell table:style-name="ce2" office:value-type="string" calcext:value-type="string">
            <text:p>Sobre tu Stock</text:p>
          </table:table-cell>
          <table:table-cell table:style-name="ce5" office:value-type="string" calcext:value-type="string">
            <text:p>Describe cuál es el mecanismo de stockeo de tu negocio. Si cuenta con un sistema, si el stock se produce en el negocio o se terceriza y si tienes un solo stock o varios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2">
          <table:table-cell table:style-name="ce2" office:value-type="string" calcext:value-type="string">
            <text:p>Sobre tu Gestión de Ventas</text:p>
          </table:table-cell>
          <table:table-cell table:style-name="ce5" office:value-type="string" calcext:value-type="string">
            <text:p>Describe cómo se manejan las ventas actualmente en tu negocio. Todo el proceso desde que llega un pedido, sea por venta online o en una tienda física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3">
          <table:table-cell table:style-name="ce2" office:value-type="string" calcext:value-type="string">
            <text:p>Sobre el Envío de Productos</text:p>
          </table:table-cell>
          <table:table-cell table:style-name="ce5" office:value-type="string" calcext:value-type="string">
            <text:p>Si actualmente se envían productos a clientes, describe el proceso y los medios de envíos que utilizas. Además describe si hay medios de envíos locales, nacionales e internacionales a los que puedas acceder desde tu ciudad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3">
          <table:table-cell table:style-name="ce2" office:value-type="string" calcext:value-type="string">
            <text:p>Sobre tus Medios de Pago</text:p>
          </table:table-cell>
          <table:table-cell table:style-name="ce5" office:value-type="string" calcext:value-type="string">
            <text:p>Describe cuáles son las posibilidades de pago con las que cuentan actualmente tus clientes, cuáles son sus preferencias y cuáles son las más redituables para tu negocio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1">
          <table:table-cell table:style-name="ce2" office:value-type="string" calcext:value-type="string">
            <text:p>Sobre tus Impuestos</text:p>
          </table:table-cell>
          <table:table-cell table:style-name="ce5" office:value-type="string" calcext:value-type="string">
            <text:p>Describe tu situación fiscal actual y si cuentas con asesoramiento legal y contable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1">
          <table:table-cell table:style-name="ce2" office:value-type="string" calcext:value-type="string">
            <text:p>Sobre tus Costos</text:p>
          </table:table-cell>
          <table:table-cell table:style-name="ce5" office:value-type="string" calcext:value-type="string">
            <text:p>Describe la estructura de costos actual de tus productos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2">
          <table:table-cell table:style-name="ce2" office:value-type="string" calcext:value-type="string">
            <text:p>Sobre tu Mercado</text:p>
          </table:table-cell>
          <table:table-cell table:style-name="ce5" office:value-type="string" calcext:value-type="string">
            <text:p>Describe cuál es la forma más habitual de conseguir clientes actualmente, cuáles son tus estrategias de difusión y cuál es el perfil de tus clientes más recurrentes.</text:p>
          </table:table-cell>
          <table:table-cell table:style-name="ce5"/>
          <table:table-cell table:style-name="ce4" table:number-columns-repeated="24"/>
          <table:table-cell table:number-columns-repeated="16357"/>
        </table:table-row>
        <table:table-row table:style-name="ro1" table:number-rows-repeated="14">
          <table:table-cell table:style-name="ce3" table:number-columns-repeated="3"/>
          <table:table-cell table:style-name="ce4" table:number-columns-repeated="24"/>
          <table:table-cell table:number-columns-repeated="16357"/>
        </table:table-row>
        <table:table-row table:style-name="ro1" table:number-rows-repeated="976">
          <table:table-cell table:style-name="ce4" table:number-columns-repeated="27"/>
          <table:table-cell table:number-columns-repeated="16357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nálisis Cuantitativo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6381" table:default-cell-style-name="Default"/>
        <table:table-row table:style-name="ro1">
          <table:table-cell table:style-name="ce6" office:value-type="string" calcext:value-type="string">
            <text:p>Eje temático</text:p>
          </table:table-cell>
          <table:table-cell table:style-name="ce6" office:value-type="string" calcext:value-type="string">
            <text:p>Pregunta</text:p>
          </table:table-cell>
          <table:table-cell table:style-name="ce9" office:value-type="string" calcext:value-type="string">
            <text:p>Respuesta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¿Actualmente vendes tus productos de forma física?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¿Tu empresa tiene un sitio web?</text:p>
          </table:table-cell>
          <table:table-cell table:style-name="ce10" table:content-validation-name="val1" office:value-type="string" calcext:value-type="string">
            <text:p>Sí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En la web actual, ¿realizas algún tipo de venta?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¿Haces un análisis sobre los datos de tu sitio web para conocer en profundidad a tu audiencia?</text:p>
          </table:table-cell>
          <table:table-cell table:style-name="ce10" table:content-validation-name="val1" office:value-type="string" calcext:value-type="string">
            <text:p>Sí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¿Tu empresa tiene redes sociales?</text:p>
          </table:table-cell>
          <table:table-cell table:style-name="ce10" table:content-validation-name="val1" office:value-type="string" calcext:value-type="string">
            <text:p>Sí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Punto de Partida</text:p>
          </table:table-cell>
          <table:table-cell table:style-name="ce7" office:value-type="string" calcext:value-type="string">
            <text:p>¿Haces un análisis sobre los datos de tus redes para conocer en profundidad a tu audiencia?</text:p>
          </table:table-cell>
          <table:table-cell table:style-name="ce10" table:content-validation-name="val1" office:value-type="string" calcext:value-type="string">
            <text:p>Sí</text:p>
          </table:table-cell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En tu tienda se venderán productos físico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En tu tienda se venderán productos virtuale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Los productos ya están catalogado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Vendés productos que tiene variantes? Por ejemplo: Color, tamaño, peso, etc.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Los productos ya tienen un precio establecido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roductos</text:p>
          </table:table-cell>
          <table:table-cell table:style-name="ce7" office:value-type="string" calcext:value-type="string">
            <text:p>¿Las variantes de los productos modifican el precio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Stock</text:p>
          </table:table-cell>
          <table:table-cell table:style-name="ce7" office:value-type="string" calcext:value-type="string">
            <text:p>¿Actualmente manejas un stock de producto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Stock</text:p>
          </table:table-cell>
          <table:table-cell table:style-name="ce7" office:value-type="string" calcext:value-type="string">
            <text:p>¿Tu sistema actual de stock tiene posibilidades de integración online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Stock</text:p>
          </table:table-cell>
          <table:table-cell table:style-name="ce7" office:value-type="string" calcext:value-type="string">
            <text:p>¿La reposición de tus productos requiere un tiempo superior a una semana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 Stock</text:p>
          </table:table-cell>
          <table:table-cell table:style-name="ce7" office:value-type="string" calcext:value-type="string">
            <text:p>¿El proceso de reposición se realiza dentro de la empresa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Actualmente tienes un equipo de Gestión y Venta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Tu equipo de Gestión y Ventas tiene conocimiento sobre herramientas informática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Tu equipo está dispuesto a capacitarse y adquirir los conocimientos necesarios para poder gestionar nuevas herramientas online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Actualmente cuentas con un equipo de Logística para preparar los productos para los envío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Los pedidos se prepararán en el mismo lugar donde se desempeña el equipo de Gestión y Venta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Los equipos de Ventas y Logística tienen canales de comunicación establecidos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Ya tenés definido un packaging para los envíos que garantice la integridad de los productos a lo largo de todo el viaje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Pedidos</text:p>
          </table:table-cell>
          <table:table-cell table:style-name="ce7" office:value-type="string" calcext:value-type="string">
            <text:p>¿Los insumos para embalajes son adquiridos de forma simple?</text:p>
          </table:table-cell>
          <table:table-cell table:style-name="ce11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Envíos</text:p>
          </table:table-cell>
          <table:table-cell table:style-name="ce7" office:value-type="string" calcext:value-type="string">
            <text:p>¿Tu empresa cuenta con un servicio de envíos propio para envíos locales, nacionales o internacional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Envíos</text:p>
          </table:table-cell>
          <table:table-cell table:style-name="ce7" office:value-type="string" calcext:value-type="string">
            <text:p>¿En tu ciudad tienes acceso a empresas de envíos internacional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Envíos</text:p>
          </table:table-cell>
          <table:table-cell table:style-name="ce7" office:value-type="string" calcext:value-type="string">
            <text:p>¿En tu ciudad tienes acceso a empresas de envíos nacional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Envíos</text:p>
          </table:table-cell>
          <table:table-cell table:style-name="ce7" office:value-type="string" calcext:value-type="string">
            <text:p>¿En tu ciudad tienes acceso a empresas de envíos local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branzas</text:p>
          </table:table-cell>
          <table:table-cell table:style-name="ce7" office:value-type="string" calcext:value-type="string">
            <text:p>¿Tu empresa cuenta actualmente con cuentas registradas en pasarelas de pagos online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branzas</text:p>
          </table:table-cell>
          <table:table-cell table:style-name="ce7" office:value-type="string" calcext:value-type="string">
            <text:p>¿Esas cuentas contemplan pagos en moneda nacional y en dólar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branzas</text:p>
          </table:table-cell>
          <table:table-cell table:style-name="ce7" office:value-type="string" calcext:value-type="string">
            <text:p>¿Esas cuentas están vinculadas a las cuentas bancarias de la empresa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Impuestos</text:p>
          </table:table-cell>
          <table:table-cell table:style-name="ce7" office:value-type="string" calcext:value-type="string">
            <text:p>¿Tu empresa se encuentra registrada en el fisco en todos los niveles necesarios para poder funcionar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Impuestos</text:p>
          </table:table-cell>
          <table:table-cell table:style-name="ce7" office:value-type="string" calcext:value-type="string">
            <text:p>¿Conoces si hay alguna legislación particular para el comercio electrónico dentro de tu área de influencia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Impuestos</text:p>
          </table:table-cell>
          <table:table-cell table:style-name="ce7" office:value-type="string" calcext:value-type="string">
            <text:p>¿Conoces las legislaciones de otros paises donde quisieras vender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Impuestos</text:p>
          </table:table-cell>
          <table:table-cell table:style-name="ce7" office:value-type="string" calcext:value-type="string">
            <text:p>¿Ya tienes claro que es fundamental contar con un buen estudio de abogados y con un buen equipo contable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Alternativas</text:p>
          </table:table-cell>
          <table:table-cell table:style-name="ce7" office:value-type="string" calcext:value-type="string">
            <text:p>¿Cuentas con capital para invertir en un desarrollo a medida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Alternativas</text:p>
          </table:table-cell>
          <table:table-cell table:style-name="ce7" office:value-type="string" calcext:value-type="string">
            <text:p>¿Cuentas con un mercado que ya funcione en tu tienda física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Alternativas</text:p>
          </table:table-cell>
          <table:table-cell table:style-name="ce7" office:value-type="string" calcext:value-type="string">
            <text:p>¿Hiciste algún análisis o validación de esta propuesta con tus clientes más representativo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stos</text:p>
          </table:table-cell>
          <table:table-cell table:style-name="ce7" office:value-type="string" calcext:value-type="string">
            <text:p>¿Ya analizaste tus costos de mantenimiento del ecommerce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stos</text:p>
          </table:table-cell>
          <table:table-cell table:style-name="ce7" office:value-type="string" calcext:value-type="string">
            <text:p>¿Ya analizaste tus costos packaging y envío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7" office:value-type="string" calcext:value-type="string">
            <text:p>Sobre tus Costos</text:p>
          </table:table-cell>
          <table:table-cell table:style-name="ce7" office:value-type="string" calcext:value-type="string">
            <text:p>¿Ya analizaste tus costos de comisiones?</text:p>
          </table:table-cell>
          <table:table-cell table:style-name="ce10" table:content-validation-name="val1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4" table:number-columns-repeated="2"/>
          <table:table-cell table:style-name="ce10"/>
          <table:table-cell table:style-name="ce4" table:number-columns-repeated="22"/>
          <table:table-cell table:number-columns-repeated="16359"/>
        </table:table-row>
        <table:table-row table:style-name="ro1">
          <table:table-cell table:style-name="ce4"/>
          <table:table-cell table:style-name="ce8"/>
          <table:table-cell table:style-name="ce10"/>
          <table:table-cell table:style-name="ce4" table:number-columns-repeated="22"/>
          <table:table-cell table:number-columns-repeated="16359"/>
        </table:table-row>
        <table:table-row table:style-name="ro1" table:number-rows-repeated="956">
          <table:table-cell table:style-name="ce4" table:number-columns-repeated="2"/>
          <table:table-cell table:style-name="ce10"/>
          <table:table-cell table:style-name="ce4" table:number-columns-repeated="22"/>
          <table:table-cell table:number-columns-repeated="16359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Análisis Cuantitativo'.B44:'Análisis Cuantitativo'.B44">
            <calcext:condition calcext:apply-style-name="ConditionalStyle_1" calcext:value="formula-is(LEN(TRIM([.B44]))&gt;0)" calcext:base-cell-address="'Análisis Cuantitativo'.B44"/>
          </calcext:conditional-format>
        </calcext:conditional-formats>
      </table:table>
      <table:table table:name="Viabilidad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number-columns-repeated="16378" table:default-cell-style-name="Default"/>
        <table:table-row table:style-name="ro1">
          <table:table-cell table:style-name="ce12" office:value-type="string" calcext:value-type="string">
            <text:p>Opciones</text:p>
          </table:table-cell>
          <table:table-cell table:style-name="ce12" office:value-type="string" calcext:value-type="string">
            <text:p>Cantidad</text:p>
          </table:table-cell>
          <table:table-cell table:style-name="ce4"/>
          <table:table-cell table:style-name="ce15" office:value-type="string" calcext:value-type="string" table:number-columns-spanned="2" table:number-rows-spanned="1">
            <text:p>Observaciones</text:p>
          </table:table-cell>
          <table:covered-table-cell table:style-name="ce17"/>
          <table:table-cell table:style-name="ce12" office:value-type="string" calcext:value-type="string">
            <text:p>Viabilidad de Implementación</text:p>
          </table:table-cell>
          <table:table-cell table:style-name="ce4" table:number-columns-repeated="17"/>
          <table:table-cell table:number-columns-repeated="16361"/>
        </table:table-row>
        <table:table-row table:style-name="ro1">
          <table:table-cell table:style-name="ce13" office:value-type="string" calcext:value-type="string">
            <text:p>Sí</text:p>
          </table:table-cell>
          <table:table-cell table:style-name="ce14" table:formula="of:=COUNTIF([$'Análisis Cuantitativo'.C2:.C1000];[.A2])" office:value-type="float" office:value="4" calcext:value-type="float">
            <text:p>4</text:p>
          </table:table-cell>
          <table:table-cell table:style-name="ce4"/>
          <table:table-cell table:style-name="ce16" office:value-type="string" calcext:value-type="string">
            <text:p>Cantidad de Respuestas</text:p>
          </table:table-cell>
          <table:table-cell table:style-name="ce18" table:formula="of:=IF(SUM([.B2:.B4])/COUNTA([$'Análisis Cuantitativo'.B2:.B1000])*100&lt;80;&quot;Hay demasiados preguntas sin responder&quot;; &quot;Aceptable&quot;)" office:value-type="string" office:string-value="Hay demasiados preguntas sin responder" calcext:value-type="string">
            <text:p>Hay demasiados preguntas sin responder</text:p>
          </table:table-cell>
          <table:table-cell table:style-name="ce20" table:formula="of:=[.B2]/COUNTA([$'Análisis Cuantitativo'.B2:.B1000])" office:value-type="percentage" office:value="0.0975609756097561" calcext:value-type="percentage" table:number-columns-spanned="1" table:number-rows-spanned="2">
            <text:p>9.76%</text:p>
          </table:table-cell>
          <table:table-cell table:style-name="ce4" table:number-columns-repeated="17"/>
          <table:table-cell table:number-columns-repeated="16361"/>
        </table:table-row>
        <table:table-row table:style-name="ro1">
          <table:table-cell table:style-name="ce13" office:value-type="string" calcext:value-type="string">
            <text:p>No</text:p>
          </table:table-cell>
          <table:table-cell table:style-name="ce14" table:formula="of:=COUNTIF([$'Análisis Cuantitativo'.C3:.C1000];[.A3])" office:value-type="float" office:value="1" calcext:value-type="float">
            <text:p>1</text:p>
          </table:table-cell>
          <table:table-cell table:style-name="ce4"/>
          <table:table-cell table:style-name="ce16" office:value-type="string" calcext:value-type="string">
            <text:p>Nivel de Análisis</text:p>
          </table:table-cell>
          <table:table-cell table:style-name="ce19" table:formula="of:=IF(AND([.B4] &gt;= 0; [.B4]/COUNTA([$'Análisis Cuantitativo'.B2:.B1000])*100&lt;20);&quot;Aceptable&quot;; &quot;Hay demasiados elementos sin definición&quot;)" office:value-type="string" office:string-value="Aceptable" calcext:value-type="string">
            <text:p>Aceptable</text:p>
          </table:table-cell>
          <table:covered-table-cell table:style-name="ce21"/>
          <table:table-cell table:style-name="ce4" table:number-columns-repeated="17"/>
          <table:table-cell table:number-columns-repeated="16361"/>
        </table:table-row>
        <table:table-row table:style-name="ro1">
          <table:table-cell table:style-name="ce13" office:value-type="string" calcext:value-type="string">
            <text:p>Ns/Nc</text:p>
          </table:table-cell>
          <table:table-cell table:style-name="ce14" table:formula="of:=COUNTIF([$'Análisis Cuantitativo'.C4:.C1000];[.A4])" office:value-type="float" office:value="0" calcext:value-type="float">
            <text:p>0</text:p>
          </table:table-cell>
          <table:table-cell table:style-name="ce4"/>
          <table:table-cell table:style-name="ce10"/>
          <table:table-cell table:style-name="ce4" table:number-columns-repeated="19"/>
          <table:table-cell table:number-columns-repeated="16361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19"/>
          <table:table-cell table:number-columns-repeated="16361"/>
        </table:table-row>
        <table:table-row table:style-name="ro1" table:number-rows-repeated="3">
          <table:table-cell table:style-name="ce4" table:number-columns-repeated="23"/>
          <table:table-cell table:number-columns-repeated="16361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19"/>
          <table:table-cell table:number-columns-repeated="16361"/>
        </table:table-row>
        <table:table-row table:style-name="ro1" table:number-rows-repeated="991">
          <table:table-cell table:style-name="ce4" table:number-columns-repeated="3"/>
          <table:table-cell table:style-name="ce10"/>
          <table:table-cell table:style-name="ce4" table:number-columns-repeated="19"/>
          <table:table-cell table:number-columns-repeated="16361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Viabilidad.F2:Viabilidad.F3">
            <calcext:condition calcext:apply-style-name="ConditionalStyle_1" calcext:value="&gt;&quot;80%&quot;" calcext:base-cell-address="Viabilidad.F2"/>
            <calcext:condition calcext:apply-style-name="ConditionalStyle_2" calcext:value="&gt;=&quot;70%&quot;" calcext:base-cell-address="Viabilidad.F2"/>
            <calcext:condition calcext:apply-style-name="ConditionalStyle_3" calcext:value="&lt;&quot;70%&quot;" calcext:base-cell-address="Viabilidad.F2"/>
          </calcext:conditional-format>
          <calcext:conditional-format calcext:target-range-address="Viabilidad.E2:Viabilidad.E2">
            <calcext:condition calcext:apply-style-name="ConditionalStyle_1" calcext:value="=&quot;Aceptable&quot;" calcext:base-cell-address="Viabilidad.E2"/>
          </calcext:conditional-format>
          <calcext:conditional-format calcext:target-range-address="Viabilidad.E2:Viabilidad.E2">
            <calcext:condition calcext:apply-style-name="ConditionalStyle_3" calcext:value="!=&quot;Aceptable&quot;" calcext:base-cell-address="Viabilidad.E2"/>
          </calcext:conditional-format>
          <calcext:conditional-format calcext:target-range-address="Viabilidad.E3:Viabilidad.E3">
            <calcext:condition calcext:apply-style-name="ConditionalStyle_1" calcext:value="=&quot;Aceptable&quot;" calcext:base-cell-address="Viabilidad.E3"/>
          </calcext:conditional-format>
          <calcext:conditional-format calcext:target-range-address="Viabilidad.E3:Viabilidad.E3">
            <calcext:condition calcext:apply-style-name="ConditionalStyle_3" calcext:value="!=&quot;Aceptable&quot;" calcext:base-cell-address="Viabilidad.E3"/>
          </calcext:conditional-format>
        </calcext:conditional-formats>
      </table:table>
      <table:named-expressions/>
      <table:database-ranges>
        <table:database-range table:name="__Anonymous_Sheet_DB__1" table:target-range-address="'Análisis Cuantitativo'.A1:'Análisis Cuantitativo'.C10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nálisis_20_Cuantitativo" style:display-name="PageStyle_Análisis Cuantitati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abilidad" style:display-name="PageStyle_Vi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álisis_20_Cualitativo" style:display-name="PageStyle_Análisis Cualitati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4T21:55:02.062048225</dc:date>
    <meta:editing-duration>PT7M16S</meta:editing-duration>
    <meta:editing-cycles>1</meta:editing-cycles>
    <meta:document-statistic meta:table-count="3" meta:cell-count="127" meta:object-count="0"/>
    <meta:generator>LibreOffice/24.2.7.2$Linux_X86_64 LibreOffice_project/420$Build-2</meta:generator>
  </office:meta>
</office:document-meta>
</file>